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29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00" calcext:value-type="float">
            <text:p>10000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00" calcext:value-type="float">
            <text:p>100000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2" office:value-type="float" office:value="0.43736" calcext:value-type="float">
            <text:p>0.43736</text:p>
          </table:table-cell>
          <table:table-cell table:number-columns-repeated="997"/>
        </table:table-row>
        <table:table-row table:style-name="ro1">
          <table:table-cell/>
          <table:table-cell table:style-name="ce2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2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2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2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2"/>
          <table:table-cell table:number-columns-repeated="1000"/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2" office:value-type="float" office:value="0.590791" calcext:value-type="float">
            <text:p>0.590791</text:p>
          </table:table-cell>
          <table:table-cell table:number-columns-repeated="997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2" office:value-type="float" office:value="1.001423" calcext:value-type="float">
            <text:p>1.001423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1"/>
          <table:table-cell table:style-name="ce2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2" office:value-type="float" office:value="1.320348" calcext:value-type="float">
            <text:p>1.32034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2" office:value-type="float" office:value="2.655038" calcext:value-type="float">
            <text:p>2.65503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2" office:value-type="float" office:value="1.324282" calcext:value-type="float">
            <text:p>1.324282</text:p>
          </table:table-cell>
          <table:table-cell table:number-columns-repeated="99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2" office:value-type="float" office:value="2.863948" calcext:value-type="float">
            <text:p>2.863948</text:p>
          </table:table-cell>
          <table:table-cell table:number-columns-repeated="99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2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</text:p>
          </table:table-cell>
          <table:table-cell office:value-type="float" office:value="10.811572" calcext:value-type="float">
            <text:p>1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2" office:value-type="float" office:value="0.586777" calcext:value-type="float">
            <text:p>0.586777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2" office:value-type="float" office:value="1.00121" calcext:value-type="float">
            <text:p>1.00121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2" office:value-type="float" office:value="0.59913" calcext:value-type="float">
            <text:p>0.59913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3"/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2" office:value-type="float" office:value="1.370384" calcext:value-type="float">
            <text:p>1.370384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2" office:value-type="float" office:value="0.599929" calcext:value-type="float">
            <text:p>0.599929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3"/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2" office:value-type="float" office:value="1.380028" calcext:value-type="float">
            <text:p>1.380028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2" office:value-type="float" office:value="0.601581" calcext:value-type="float">
            <text:p>0.60158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3"/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2" office:value-type="float" office:value="1.395206" calcext:value-type="float">
            <text:p>1.395206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1-08T17:10:52.256942158</dc:date>
    <meta:editing-duration>P16DT17H45M58S</meta:editing-duration>
    <meta:editing-cycles>99</meta:editing-cycles>
    <meta:generator>LibreOffice/6.4.7.2$Linux_X86_64 LibreOffice_project/40$Build-2</meta:generator>
    <meta:document-statistic meta:table-count="1" meta:cell-count="432" meta:object-count="0"/>
  </office:meta>
</office:document-meta>
</file>